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93cm" svg:height="2.868cm" svg:x="10.659cm" svg:y="0.557cm">
            <draw:object draw:notify-on-update-of-ranges="Sheet1.A3:Sheet1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45cm" svg:height="2.204cm" svg:x="8.393cm" svg:y="4.277cm">
            <draw:object draw:notify-on-update-of-ranges="Sheet1.A11:Sheet1.A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4cm" svg:height="3.546cm" svg:x="8.146cm" svg:y="7.477cm">
            <draw:object draw:notify-on-update-of-ranges="Sheet1.A19:Sheet1.A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scending</text:p>
          </table:table-cell>
          <table:table-cell/>
        </table:table-row>
        <table:table-row table:style-name="ro1">
          <table:table-cell table:style-name="ce1" office:value-type="string" calcext:value-type="string">
            <text:p>No. of elements</text:p>
          </table:table-cell>
          <table:table-cell table:style-name="ce1" office:value-type="string" calcext:value-type="string">
            <text:p>Time taken(ms) 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.231" calcext:value-type="float">
            <text:p>6.2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Descending</text:p>
          </table:table-cell>
          <table:table-cell/>
        </table:table-row>
        <table:table-row table:style-name="ro1">
          <table:table-cell table:style-name="ce1" office:value-type="string" calcext:value-type="string">
            <text:p>No. of elements</text:p>
          </table:table-cell>
          <table:table-cell table:style-name="ce1" office:value-type="string" calcext:value-type="string">
            <text:p>Time taken(ms) 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.191" calcext:value-type="float">
            <text:p>6.1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andom</text:p>
          </table:table-cell>
          <table:table-cell/>
        </table:table-row>
        <table:table-row table:style-name="ro1">
          <table:table-cell table:style-name="ce1" office:value-type="string" calcext:value-type="string">
            <text:p>No. of elements</text:p>
          </table:table-cell>
          <table:table-cell table:style-name="ce1" office:value-type="string" calcext:value-type="string">
            <text:p>Time taken(ms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.965" calcext:value-type="float">
            <text:p>6.9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.24" calcext:value-type="float">
            <text:p>14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6:30:43.790385121</meta:creation-date>
    <dc:date>2023-01-09T17:19:30.589743327</dc:date>
    <meta:editing-duration>PT6M55S</meta:editing-duration>
    <meta:editing-cycles>1</meta:editing-cycles>
    <meta:document-statistic meta:table-count="1" meta:cell-count="39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094cm" svg:height="2.869cm" xlink:href=".." xlink:type="simple" chart:class="chart:line" chart:style-name="ch1">
        <chart:plot-area chart:style-name="ch2" table:cell-range-address="Sheet1.A3:Sheet1.A7" svg:x="-0.605cm" svg:y="-0.071cm" svg:width="4.915cm" svg:height="3.329cm">
          <chartooo:coordinate-region svg:x="0.757cm" svg:y="0.128cm" svg:width="3.459cm" svg:height="2.4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3:Sheet1.A7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1.A3:Sheet1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746cm" svg:height="2.205cm" xlink:href=".." xlink:type="simple" chart:class="chart:line" chart:style-name="ch1">
        <chart:plot-area chart:style-name="ch2" table:cell-range-address="Sheet1.A11:Sheet1.A15" svg:x="-0.468cm" svg:y="0.007cm" svg:width="6.027cm" svg:height="2.413cm">
          <chartooo:coordinate-region svg:x="0.894cm" svg:y="0.206cm" svg:width="4.571cm" svg:height="1.5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1:Sheet1.A15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1.A11:Sheet1.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305cm" svg:height="3.547cm" xlink:href=".." xlink:type="simple" chart:class="chart:line" chart:style-name="ch1">
        <chart:plot-area chart:style-name="ch2" table:cell-range-address="Sheet1.A19:Sheet1.A23" svg:x="0.126cm" svg:y="0.07cm" svg:width="6.053cm" svg:height="3.407cm">
          <chartooo:coordinate-region svg:x="1.303cm" svg:y="0.269cm" svg:width="4.597cm" svg:height="2.5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9:Sheet1.A23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1.A19:Sheet1.A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">
                <text:p>131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